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in" fo:margin-bottom="0.1965in" style:writing-mode="lr-t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DF (APRA) </text:p>
      <text:p text:style-name="Standard"><text:s/>→ Text extraction</text:p>
      <text:p text:style-name="Standard"><text:s/>→ Noise removal &amp; normalization</text:p>
      <text:p text:style-name="Standard"><text:s/>→ Structural preservation (sections, clauses)</text:p>
      <text:p text:style-name="Standard"><text:s/>→ Token-aware chunking</text:p>
      <text:p text:style-name="Standard"><text:s/>→ JSONL ({"text": …})</text:p>
      <text:p text:style-name="Standard"/>
      <text:h text:style-name="Heading_20_2" text:outline-level="2">1️⃣ PDF → Raw Text Extraction</text:h>
      <text:h text:style-name="Heading_20_3" text:outline-level="3">✅ Recommended tools</text:h>
      <text:list xml:id="list6745628972811216320" text:style-name="L1">
        <text:list-item>
          <text:p text:style-name="P1"><text:span text:style-name="Strong_20_Emphasis">pdfplumber</text:span> (best for regulatory PDFs)</text:p>
        </text:list-item>
        <text:list-item>
          <text:p text:style-name="P1">fallback: <text:span text:style-name="Strong_20_Emphasis">PyMuPDF (fitz)</text:span></text:p>
        </text:list-item>
      </text:list>
      <text:h text:style-name="Heading_20_3" text:outline-level="3">Install</text:h>
      <text:p text:style-name="P6"><text:span text:style-name="Source_20_Text">pip install pdfplumber pymupdf regex nltk transformers</text:span></text:p>
      <text:h text:style-name="Heading_20_3" text:outline-level="3">Extract text</text:h>
      <text:p text:style-name="P5"><text:span text:style-name="Source_20_Text">import pdfplumber</text:span></text:p>
      <text:p text:style-name="P5"/>
      <text:p text:style-name="P5"><text:span text:style-name="Source_20_Text">def extract_text_from_pdf(path):</text:span></text:p>
      <text:p text:style-name="P5"><text:span text:style-name="Source_20_Text"><text:s text:c="4"/>pages = []</text:span></text:p>
      <text:p text:style-name="P5"><text:span text:style-name="Source_20_Text"><text:s text:c="4"/>with pdfplumber.open(path) as pdf:</text:span></text:p>
      <text:p text:style-name="P5"><text:span text:style-name="Source_20_Text"><text:s text:c="8"/>for page in pdf.pages:</text:span></text:p>
      <text:p text:style-name="P5"><text:span text:style-name="Source_20_Text"><text:s text:c="12"/>text = page.extract_text()</text:span></text:p>
      <text:p text:style-name="P5"><text:span text:style-name="Source_20_Text"><text:s text:c="12"/>if text:</text:span></text:p>
      <text:p text:style-name="P5"><text:span text:style-name="Source_20_Text"><text:s text:c="16"/>pages.append(text)</text:span></text:p>
      <text:p text:style-name="P5"><text:span text:style-name="Source_20_Text"><text:s text:c="4"/>return "\n".join(pages)</text:span></text:p>
      <text:p text:style-name="P5"/>
      <text:p text:style-name="P6"><text:span text:style-name="Source_20_Text">raw_text = extract_text_from_pdf("CPS_230.pdf")</text:span></text:p>
      <text:p text:style-name="Horizontal_20_Line"/>
      <text:h text:style-name="Heading_20_2" text:outline-level="2">2️⃣ Clean PDF Noise (CRITICAL)</text:h>
      <text:h text:style-name="Heading_20_3" text:outline-level="3">Remove:</text:h>
      <text:list xml:id="list3310531642163760272" text:style-name="L2">
        <text:list-item>
          <text:p text:style-name="P2">Headers / footers</text:p>
        </text:list-item>
        <text:list-item>
          <text:p text:style-name="P2">Page numbers</text:p>
        </text:list-item>
        <text:list-item>
          <text:p text:style-name="P2">Repeated titles</text:p>
        </text:list-item>
        <text:list-item>
          <text:p text:style-name="P2">Excess whitespace</text:p>
        </text:list-item>
        <text:list-item>
          <text:p text:style-name="P2">Broken line wraps</text:p>
        </text:list-item>
      </text:list>
      <text:p text:style-name="P5"><text:span text:style-name="Source_20_Text">import re</text:span></text:p>
      <text:p text:style-name="P5"/>
      <text:p text:style-name="P5"><text:soft-page-break/><text:span text:style-name="Source_20_Text">def clean_pdf_text(text):</text:span></text:p>
      <text:p text:style-name="P5"><text:span text:style-name="Source_20_Text"><text:s text:c="4"/># Remove page numbers</text:span></text:p>
      <text:p text:style-name="P5"><text:span text:style-name="Source_20_Text"><text:s text:c="4"/>text = re.sub(r"\n\s*\d+\s*\n", "\n", text)</text:span></text:p>
      <text:p text:style-name="P5"/>
      <text:p text:style-name="P5"><text:span text:style-name="Source_20_Text"><text:s text:c="4"/># Remove multiple spaces</text:span></text:p>
      <text:p text:style-name="P5"><text:span text:style-name="Source_20_Text"><text:s text:c="4"/>text = re.sub(r"[ \t]+", " ", text)</text:span></text:p>
      <text:p text:style-name="P5"/>
      <text:p text:style-name="P5"><text:span text:style-name="Source_20_Text"><text:s text:c="4"/># Fix broken line breaks</text:span></text:p>
      <text:p text:style-name="P5"><text:span text:style-name="Source_20_Text"><text:s text:c="4"/>text = re.sub(r"(?&lt;!\n)\n(?!\n)", " ", text)</text:span></text:p>
      <text:p text:style-name="P5"/>
      <text:p text:style-name="P5"><text:span text:style-name="Source_20_Text"><text:s text:c="4"/># Normalize newlines</text:span></text:p>
      <text:p text:style-name="P5"><text:span text:style-name="Source_20_Text"><text:s text:c="4"/>text = re.sub(r"\n{2,}", "\n\n", text)</text:span></text:p>
      <text:p text:style-name="P5"/>
      <text:p text:style-name="P5"><text:span text:style-name="Source_20_Text"><text:s text:c="4"/>return text.strip()</text:span></text:p>
      <text:p text:style-name="P5"/>
      <text:p text:style-name="P6"><text:span text:style-name="Source_20_Text">clean_text = clean_pdf_text(raw_text)</text:span></text:p>
      <text:p text:style-name="Horizontal_20_Line"/>
      <text:h text:style-name="Heading_20_2" text:outline-level="2">3️⃣ Preserve Regulatory Structure</text:h>
      <text:h text:style-name="Heading_20_3" text:outline-level="3">Normalize section &amp; clause headers</text:h>
      <text:p text:style-name="Text_20_body">APRA PDFs often have inconsistent formatting. Standardize them.</text:p>
      <text:p text:style-name="P5"><text:span text:style-name="Source_20_Text">def normalize_sections(text):</text:span></text:p>
      <text:p text:style-name="P5"><text:span text:style-name="Source_20_Text"><text:s text:c="4"/># Normalize "Section 35—Business Continuity"</text:span></text:p>
      <text:p text:style-name="P5"><text:span text:style-name="Source_20_Text"><text:s text:c="4"/>text = re.sub(</text:span></text:p>
      <text:p text:style-name="P5"><text:span text:style-name="Source_20_Text"><text:s text:c="8"/>r"(Section\s+\d+)[–—-]\s*",</text:span></text:p>
      <text:p text:style-name="P5"><text:span text:style-name="Source_20_Text"><text:s text:c="8"/>r"\1 – ",</text:span></text:p>
      <text:p text:style-name="P5"><text:span text:style-name="Source_20_Text"><text:s text:c="8"/>text</text:span></text:p>
      <text:p text:style-name="P5"><text:span text:style-name="Source_20_Text"><text:s text:c="4"/>)</text:span></text:p>
      <text:p text:style-name="P5"/>
      <text:p text:style-name="P5"><text:span text:style-name="Source_20_Text"><text:s text:c="4"/># Normalize clause numbers like "35(a)"</text:span></text:p>
      <text:p text:style-name="P5"><text:span text:style-name="Source_20_Text"><text:s text:c="4"/>text = re.sub(</text:span></text:p>
      <text:p text:style-name="P5"><text:span text:style-name="Source_20_Text"><text:s text:c="8"/>r"(\d+)\s*\(\s*([a-z])\s*\)",</text:span></text:p>
      <text:p text:style-name="P5"><text:span text:style-name="Source_20_Text"><text:s text:c="8"/>r"\1(\2)",</text:span></text:p>
      <text:p text:style-name="P5"><text:span text:style-name="Source_20_Text"><text:s text:c="8"/>text</text:span></text:p>
      <text:p text:style-name="P5"><text:span text:style-name="Source_20_Text"><text:s text:c="4"/>)</text:span></text:p>
      <text:p text:style-name="P5"/>
      <text:p text:style-name="P5"><text:span text:style-name="Source_20_Text"><text:s text:c="4"/>return text</text:span></text:p>
      <text:p text:style-name="P5"/>
      <text:p text:style-name="P6"><text:span text:style-name="Source_20_Text">structured_text = normalize_sections(clean_text)</text:span></text:p>
      <text:p text:style-name="Horizontal_20_Line"/>
      <text:h text:style-name="Heading_20_2" text:outline-level="2">4️⃣ Inject Document Header (VERY IMPORTANT)</text:h>
      <text:p text:style-name="Text_20_body">Each chunk must be <text:span text:style-name="Strong_20_Emphasis">self-contained</text:span>.</text:p>
      <text:p text:style-name="P5"><text:span text:style-name="Source_20_Text">DOCUMENT_HEADER = (</text:span></text:p>
      <text:p text:style-name="P5"><text:span text:style-name="Source_20_Text"><text:s text:c="4"/>"Prudential Standard CPS 230 – Operational Risk Management\n\n"</text:span></text:p>
      <text:p text:style-name="P5"><text:span text:style-name="Source_20_Text">)</text:span></text:p>
      <text:p text:style-name="P5"/>
      <text:p text:style-name="P6"><text:span text:style-name="Source_20_Text">structured_text = DOCUMENT_HEADER + structured_text</text:span></text:p>
      <text:p text:style-name="Horizontal_20_Line"><text:soft-page-break/></text:p>
      <text:h text:style-name="Heading_20_2" text:outline-level="2">5️⃣ Sentence-Aware, Token-Aware Chunking</text:h>
      <text:h text:style-name="Heading_20_3" text:outline-level="3">Why token-aware?</text:h>
      <text:list xml:id="list4208257232507943546" text:style-name="L3">
        <text:list-item>
          <text:p text:style-name="P3">CPT uses <text:span text:style-name="Strong_20_Emphasis">token limits</text:span>, not characters</text:p>
        </text:list-item>
        <text:list-item>
          <text:p text:style-name="P3">Gemma-1B optimal: <text:span text:style-name="Strong_20_Emphasis">512–2048 tokens</text:span></text:p>
        </text:list-item>
      </text:list>
      <text:h text:style-name="Heading_20_3" text:outline-level="3">Use the <text:span text:style-name="Strong_20_Emphasis">actual tokenizer</text:span></text:h>
      <text:p text:style-name="P5"><text:span text:style-name="Source_20_Text">from transformers import AutoTokenizer</text:span></text:p>
      <text:p text:style-name="P5"/>
      <text:p text:style-name="P5"><text:span text:style-name="Source_20_Text">tokenizer = AutoTokenizer.from_pretrained(</text:span></text:p>
      <text:p text:style-name="P5"><text:span text:style-name="Source_20_Text"><text:s text:c="4"/>"google/gemma-3-1b-pt",</text:span></text:p>
      <text:p text:style-name="P5"><text:span text:style-name="Source_20_Text"><text:s text:c="4"/>use_fast=True</text:span></text:p>
      <text:p text:style-name="P6"><text:span text:style-name="Source_20_Text">)</text:span></text:p>
      <text:p text:style-name="Horizontal_20_Line"/>
      <text:h text:style-name="Heading_20_3" text:outline-level="3">Chunking logic (best practice)</text:h>
      <text:p text:style-name="P5"><text:span text:style-name="Source_20_Text">def chunk_text(</text:span></text:p>
      <text:p text:style-name="P5"><text:span text:style-name="Source_20_Text"><text:s text:c="4"/>text,</text:span></text:p>
      <text:p text:style-name="P5"><text:span text:style-name="Source_20_Text"><text:s text:c="4"/>tokenizer,</text:span></text:p>
      <text:p text:style-name="P5"><text:span text:style-name="Source_20_Text"><text:s text:c="4"/>max_tokens=1024,</text:span></text:p>
      <text:p text:style-name="P5"><text:span text:style-name="Source_20_Text"><text:s text:c="4"/>overlap=128</text:span></text:p>
      <text:p text:style-name="P5"><text:span text:style-name="Source_20_Text">):</text:span></text:p>
      <text:p text:style-name="P5"><text:span text:style-name="Source_20_Text"><text:s text:c="4"/>sentences = re.split(r'(?&lt;=[.!?])\s+', text)</text:span></text:p>
      <text:p text:style-name="P5"><text:span text:style-name="Source_20_Text"><text:s text:c="4"/>chunks = []</text:span></text:p>
      <text:p text:style-name="P5"><text:span text:style-name="Source_20_Text"><text:s text:c="4"/>current_chunk = []</text:span></text:p>
      <text:p text:style-name="P5"><text:span text:style-name="Source_20_Text"><text:s text:c="4"/>current_len = 0</text:span></text:p>
      <text:p text:style-name="P5"/>
      <text:p text:style-name="P5"><text:span text:style-name="Source_20_Text"><text:s text:c="4"/>for sent in sentences:</text:span></text:p>
      <text:p text:style-name="P5"><text:span text:style-name="Source_20_Text"><text:s text:c="8"/>sent_len = len(tokenizer.encode(sent, add_special_tokens=False))</text:span></text:p>
      <text:p text:style-name="P5"/>
      <text:p text:style-name="P5"><text:span text:style-name="Source_20_Text"><text:s text:c="8"/>if current_len + sent_len &gt; max_tokens:</text:span></text:p>
      <text:p text:style-name="P5"><text:span text:style-name="Source_20_Text"><text:s text:c="12"/>chunk_text = " ".join(current_chunk)</text:span></text:p>
      <text:p text:style-name="P5"><text:span text:style-name="Source_20_Text"><text:s text:c="12"/>chunks.append(chunk_text)</text:span></text:p>
      <text:p text:style-name="P5"/>
      <text:p text:style-name="P5"><text:span text:style-name="Source_20_Text"><text:s text:c="12"/># overlap</text:span></text:p>
      <text:p text:style-name="P5"><text:span text:style-name="Source_20_Text"><text:s text:c="12"/>overlap_tokens = tokenizer.encode(</text:span></text:p>
      <text:p text:style-name="P5"><text:span text:style-name="Source_20_Text"><text:s text:c="16"/>chunk_text,</text:span></text:p>
      <text:p text:style-name="P5"><text:span text:style-name="Source_20_Text"><text:s text:c="16"/>add_special_tokens=False</text:span></text:p>
      <text:p text:style-name="P5"><text:span text:style-name="Source_20_Text"><text:s text:c="12"/>)[-overlap:]</text:span></text:p>
      <text:p text:style-name="P5"><text:span text:style-name="Source_20_Text"><text:s text:c="12"/>overlap_text = tokenizer.decode(overlap_tokens)</text:span></text:p>
      <text:p text:style-name="P5"/>
      <text:p text:style-name="P5"><text:span text:style-name="Source_20_Text"><text:s text:c="12"/>current_chunk = [overlap_text, sent]</text:span></text:p>
      <text:p text:style-name="P5"><text:span text:style-name="Source_20_Text"><text:s text:c="12"/>current_len = len(overlap_tokens) + sent_len</text:span></text:p>
      <text:p text:style-name="P5"><text:span text:style-name="Source_20_Text"><text:s text:c="8"/>else:</text:span></text:p>
      <text:p text:style-name="P5"><text:span text:style-name="Source_20_Text"><text:s text:c="12"/>current_chunk.append(sent)</text:span></text:p>
      <text:p text:style-name="P5"><text:span text:style-name="Source_20_Text"><text:s text:c="12"/>current_len += sent_len</text:span></text:p>
      <text:p text:style-name="P5"/>
      <text:p text:style-name="P5"><text:span text:style-name="Source_20_Text"><text:s text:c="4"/>if current_chunk:</text:span></text:p>
      <text:p text:style-name="P5"><text:soft-page-break/><text:span text:style-name="Source_20_Text"><text:s text:c="8"/>chunks.append(" ".join(current_chunk))</text:span></text:p>
      <text:p text:style-name="P5"/>
      <text:p text:style-name="P5"><text:span text:style-name="Source_20_Text"><text:s text:c="4"/>return chunks</text:span></text:p>
      <text:p text:style-name="P5"/>
      <text:p text:style-name="P6"><text:span text:style-name="Source_20_Text">chunks = chunk_text(structured_text, tokenizer)</text:span></text:p>
      <text:p text:style-name="Horizontal_20_Line"/>
      <text:h text:style-name="Heading_20_2" text:outline-level="2">6️⃣ Final Output: JSONL for CPT</text:h>
      <text:h text:style-name="Heading_20_3" text:outline-level="3">Required format (nothing else!)</text:h>
      <text:p text:style-name="P5"><text:span text:style-name="Source_20_Text">import json</text:span></text:p>
      <text:p text:style-name="P5"/>
      <text:p text:style-name="P5"><text:span text:style-name="Source_20_Text">with open("apra_cpt.jsonl", "w", encoding="utf-8") as f:</text:span></text:p>
      <text:p text:style-name="P5"><text:span text:style-name="Source_20_Text"><text:s text:c="4"/>for chunk in chunks:</text:span></text:p>
      <text:p text:style-name="P5"><text:span text:style-name="Source_20_Text"><text:s text:c="8"/>record = {"text": chunk.strip()}</text:span></text:p>
      <text:p text:style-name="P6"><text:span text:style-name="Source_20_Text"><text:s text:c="8"/>f.write(json.dumps(record, ensure_ascii=False) + "\n")</text:span></text:p>
      <text:h text:style-name="Heading_20_3" text:outline-level="3">Example record</text:h>
      <text:p text:style-name="P5"><text:span text:style-name="Source_20_Text">{</text:span></text:p>
      <text:p text:style-name="P5"><text:span text:style-name="Source_20_Text"><text:s text:c="2"/>"text": "Prudential Standard CPS 230 – Operational Risk Management\n\nSection 35 – Business Continuity\nAn APRA-regulated entity must maintain a business continuity plan that ensures..."</text:span></text:p>
      <text:p text:style-name="P6"><text:span text:style-name="Source_20_Text">}</text:span></text:p>
      <text:p text:style-name="Horizontal_20_Line"/>
      <text:h text:style-name="Heading_20_2" text:outline-level="2">7️⃣ Validation Checks (DO NOT SKIP)</text:h>
      <text:h text:style-name="Heading_20_3" text:outline-level="3">Token length check</text:h>
      <text:p text:style-name="P5"><text:span text:style-name="Source_20_Text">for i, c in enumerate(chunks[:5]):</text:span></text:p>
      <text:p text:style-name="P6"><text:span text:style-name="Source_20_Text"><text:s text:c="4"/>print(i, len(tokenizer.encode(c)))</text:span></text:p>
      <text:h text:style-name="Heading_20_3" text:outline-level="3">Manual inspection</text:h>
      <text:p text:style-name="Text_20_body">Check:</text:p>
      <text:list xml:id="list7265326453926050194" text:style-name="L4">
        <text:list-item>
          <text:p text:style-name="P4">Clause numbers intact</text:p>
        </text:list-item>
        <text:list-item>
          <text:p text:style-name="P4">“must / should” preserved</text:p>
        </text:list-item>
        <text:list-item>
          <text:p text:style-name="P4">No headers/footers</text:p>
        </text:list-item>
        <text:list-item>
          <text:p text:style-name="P4">No page break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1-12T11:26:55.30</meta:creation-date>
    <meta:document-statistic meta:table-count="0" meta:image-count="0" meta:object-count="0" meta:page-count="4" meta:paragraph-count="128" meta:word-count="430" meta:character-count="3776"/>
    <dc:date>2026-01-12T11:28:11.30</dc:date>
    <meta:editing-duration>PT1M18S</meta:editing-duration>
    <meta:editing-cycles>1</meta:editing-cycles>
    <meta:generator>OpenOffice/4.1.15$Win32 OpenOffice.org_project/4115m2$Build-9813</meta:generator>
  </office:meta>
</office:document-meta>
</file>